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3.859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Spielprinzip</text:p>
              </text:list-item>
              <text:list-item>
                <text:p>Projektmanagement</text:p>
                <text:list>
                  <text:list-item>
                    <text:p>Zielsetzung</text:p>
                  </text:list-item>
                  <text:list-item>
                    <text:p>Aufgabenverteilung</text:p>
                  </text:list-item>
                  <text:list-item>
                    <text:p>Meilensteine</text:p>
                  </text:list-item>
                </text:list>
              </text:list-item>
              <text:list-item>
                <text:p>Technische Umsetzung</text:p>
              </text:list-item>
              <text:list-item>
                <text:p>Fazit</text:p>
              </text:list-item>
              <text:list-item>
                <text:p>Dem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list text:style-name="L1">
              <text:list-header>
                <text:p>Spielprinzip</text:p>
              </text:list-header>
            </text:list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Hexagonbasiertes 3D-Strategiespiel</text:p>
              </text:list-item>
              <text:list-item>
                <text:p>Dungeon bauen</text:p>
              </text:list-item>
              <text:list-item>
                <text:p>Heldenwellen abwehren</text:p>
              </text:list-item>
              <text:list-item>
                <text:p>Spielende</text:p>
              </text:list-item>
              <text:list-item>
                <text:p>Highsco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list text:style-name="L1">
              <text:list-header>
                <text:p>Projektmanagement</text:p>
              </text:list-header>
            </text:list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Zielsetzung:</text:p>
              </text:list-header>
              <text:list-item>
                <text:p>Lauffähiges Spiel</text:p>
              </text:list-item>
              <text:list-item>
                <text:p>Referenz</text:p>
              </text:list-item>
              <text:list-item>
                <text:p>Gute Note</text:p>
                <text:p>Aufgabenverteilung:</text:p>
              </text:list-item>
              <text:list-item>
                <text:p>Dominik: Daten- und Verwaltungsstrukturen</text:p>
              </text:list-item>
              <text:list-item>
                <text:p>Patrick: Logik</text:p>
              </text:list-item>
              <text:list-item>
                <text:p>Max: Animation und Darstellu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list text:style-name="L1">
              <text:list-header>
                <text:p>Projektmanagement</text:p>
              </text:list-header>
            </text:list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header>
                <text:p>Meilenstein I</text:p>
                <text:p/>
                <text:p/>
                <text:p/>
                <text:p>Meilenstein II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list text:style-name="L1">
              <text:list-header>
                <text:p>Projektmanagement</text:p>
              </text:list-header>
            </text:list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header>
                <text:p>Meilenstein III</text:p>
                <text:p/>
                <text:p/>
                <text:p/>
                <text:p>Meilenstein IV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list text:style-name="L1">
              <text:list-header>
                <text:p>Projektmanagement</text:p>
              </text:list-header>
            </text:list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header>
                <text:p>Meilenstein V</text:p>
                <text:p/>
                <text:p/>
                <text:p/>
                <text:p>Meilenstein VI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Technische Umsetzung</text:p>
          </draw:text-box>
        </draw:frame>
        <draw:frame presentation:style-name="pr3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Technische Umsetzung</text:p>
          </draw:text-box>
        </draw:frame>
        <draw:frame presentation:style-name="pr3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Technische Umsetzung</text:p>
          </draw:text-box>
        </draw:frame>
        <draw:frame presentation:style-name="pr3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Technische Umsetzung</text:p>
          </draw:text-box>
        </draw:frame>
        <draw:frame presentation:style-name="pr3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Technische Umsetzung</text:p>
          </draw:text-box>
        </draw:frame>
        <draw:frame presentation:style-name="pr3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Technische Umsetzung</text:p>
          </draw:text-box>
        </draw:frame>
        <draw:frame presentation:style-name="pr3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Technische Umsetzung</text:p>
          </draw:text-box>
        </draw:frame>
        <draw:frame presentation:style-name="pr3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Technische Umsetzung</text:p>
          </draw:text-box>
        </draw:frame>
        <draw:frame presentation:style-name="pr3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Technische Umsetzung</text:p>
          </draw:text-box>
        </draw:frame>
        <draw:frame presentation:style-name="pr3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Fazit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Arbeitsaufwand unterschätzt</text:p>
              </text:list-item>
              <text:list-item>
                <text:p>Ausscheiden eines Teammitglieds</text:p>
              </text:list-item>
              <text:list-item>
                <text:p>Technische Probleme mit Redmine-Server</text:p>
              </text:list-item>
              <text:list-item>
                <text:p>Krankheitsbedingter Ausfall</text:p>
              </text:list-item>
              <text:list-item>
                <text:p>Kernelemente vollständig</text:p>
              </text:list-item>
              <text:list-item>
                <text:p>Lauffähiges Spiel</text:p>
              </text:list-item>
              <text:list-item>
                <text:p>Zufriedenstellendes Ergebni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56M10S</meta:editing-duration>
    <meta:editing-cycles>3</meta:editing-cycles>
    <meta:generator>OpenOffice/4.1.1$Win32 OpenOffice.org_project/411m6$Build-9775</meta:generator>
    <dc:date>2015-09-26T15:26:05.85</dc:date>
    <dc:creator>Dominik Schön</dc:creator>
    <meta:document-statistic meta:object-count="89"/>
  </office:meta>
</office:document-meta>
</file>